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y Utmost for His Highest</dc:title>
    <dc:subject>Devotional calendars</dc:subject>
    <meta:initial-creator>Daniel Holmlund</meta:initial-creator>
    <meta:creation-date>2008-05-14T11:29:43</meta:creation-date>
    <dc:creator>Daniel Holmlund</dc:creator>
    <dc:date>2008-05-14T12:06:56</dc:date>
    <meta:editing-cycles>1</meta:editing-cycles>
    <meta:editing-duration>PT37M14S</meta:editing-duration>
    <meta:user-defined meta:name="dc.creator.personalname">Chambers, Oswald</meta:user-defined>
    <meta:user-defined meta:name="dc.publisher">Discovery House Publishers</meta:user-defined>
    <meta:user-defined meta:name="dc.date">c1935.</meta:user-defined>
    <meta:user-defined meta:name="dc.identifier:isbn">0929239229</meta:user-defined>
    <meta:document-statistic meta:table-count="0" meta:image-count="0" meta:object-count="0" meta:page-count="1" meta:paragraph-count="0" meta:word-count="0" meta:character-count="0"/>
  </office:meta>
</office:document-meta>
</file>